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etLocaleCommand.getLocal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etLocaleCommand.setLocaleKey( String local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etLocaleCommand.execut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